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Bitstream Vera Serif" svg:font-family="'Bitstream Vera Serif', 'Times New Roman', serif"/>
    <style:font-face style:name="Microsoft YaHei" svg:font-family="'Microsoft YaHei', 'Hiragino Sans GB', simsun,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style>
    <style:style style:name="P2" style:family="paragraph" style:parent-style-name="Text_20_body">
      <style:paragraph-properties fo:margin-left="0cm" fo:margin-right="0cm" fo:orphans="2" fo:widows="2" fo:text-indent="0cm" style:auto-text-indent="false"/>
      <style:text-properties fo:font-variant="normal" fo:text-transform="none" fo:color="#222222" fo:letter-spacing="normal"/>
    </style:style>
    <style:style style:name="P3" style:family="paragraph" style:parent-style-name="Heading_20_2">
      <style:paragraph-properties fo:margin-left="0cm" fo:margin-right="0cm" fo:orphans="2" fo:widows="2" fo:text-indent="0cm" style:auto-text-indent="false"/>
      <style:text-properties fo:font-variant="normal" fo:text-transform="none" fo:color="#222222" fo:letter-spacing="normal"/>
    </style:style>
    <style:style style:name="P4" style:family="paragraph" style:parent-style-name="Standard">
      <style:paragraph-properties fo:margin-left="0cm" fo:margin-right="0cm" fo:orphans="2" fo:widows="2" fo:text-indent="0cm" style:auto-text-indent="false"/>
    </style:style>
    <style:style style:name="P5" style:family="paragraph" style:parent-style-name="Standard">
      <style:paragraph-properties fo:margin-left="0cm" fo:margin-right="0cm" fo:orphans="2" fo:widows="2" fo:text-indent="0cm" style:auto-text-indent="false"/>
      <style:text-properties fo:font-variant="normal" fo:text-transform="none" fo:color="#000000" fo:letter-spacing="normal" fo:background-color="#fcfcfc" style:font-name-asian="Microsoft YaHei" style:font-size-asian="9pt" style:font-style-asian="normal" style:font-weight-asian="normal"/>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fo:letter-spacing="normal" fo:background-color="#fcfcfc"/>
    </style:style>
    <style:style style:name="P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fo:letter-spacing="normal"/>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Microsoft YaHei" fo:font-size="9pt" fo:letter-spacing="normal" fo:font-style="normal" fo:font-weight="normal"/>
    </style:style>
    <style:style style:name="P9"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Microsoft YaHei" fo:font-size="9pt" fo:letter-spacing="normal" fo:font-style="normal" fo:font-weight="normal" fo:background-color="#fcfcfc"/>
    </style:style>
    <style:style style:name="P10" style:family="paragraph" style:parent-style-name="Standard">
      <style:paragraph-properties fo:margin-left="0cm" fo:margin-right="0cm" fo:text-align="start" style:justify-single-word="false" fo:orphans="2" fo:widows="2" fo:text-indent="0cm" style:auto-text-indent="false"/>
    </style:style>
    <style:style style:name="P11" style:family="paragraph" style:parent-style-name="Standard">
      <style:paragraph-properties fo:margin-left="0cm" fo:margin-right="0cm" fo:margin-top="0.079cm" fo:margin-bottom="0cm" fo:text-align="start" style:justify-single-word="false" fo:orphans="2" fo:widows="2" fo:text-indent="0cm" style:auto-text-indent="false" fo:padding="0cm" fo:border="none"/>
      <style:text-properties fo:font-variant="normal" fo:text-transform="none" fo:color="#000000" style:font-name="Microsoft YaHei" fo:font-size="9pt" fo:letter-spacing="normal" fo:font-style="normal" fo:font-weight="normal" fo:background-color="#fcfcfc"/>
    </style:style>
    <style:style style:name="P12" style:family="paragraph" style:parent-style-name="Standard">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000000" fo:letter-spacing="normal" fo:background-color="#fcfcfc"/>
    </style:style>
    <style:style style:name="P13" style:family="paragraph" style:parent-style-name="Standard">
      <style:paragraph-properties fo:margin-left="0cm" fo:margin-right="0cm" fo:margin-top="0cm" fo:margin-bottom="0cm" style:line-height-at-least="0.529cm" fo:text-align="start" style:justify-single-word="false" fo:orphans="2" fo:widows="2" fo:text-indent="0cm" style:auto-text-indent="false" fo:padding="0cm" fo:border="none"/>
    </style:style>
    <style:style style:name="T1" style:family="text">
      <style:text-properties fo:font-variant="normal" fo:text-transform="none" fo:color="#222222" style:font-name="Bitstream Vera Serif" fo:font-size="14pt" fo:letter-spacing="normal" fo:font-style="normal" fo:font-weight="normal"/>
    </style:style>
    <style:style style:name="T2" style:family="text">
      <style:text-properties fo:font-variant="normal" fo:text-transform="none" fo:color="#222222" fo:letter-spacing="normal"/>
    </style:style>
    <style:style style:name="T3" style:family="text">
      <style:text-properties fo:font-variant="normal" fo:text-transform="none" fo:color="#0000bb" style:text-line-through-style="none" style:font-name="Bitstream Vera Serif" fo:letter-spacing="normal" fo:font-style="normal" style:text-underline-style="none" fo:font-weight="normal" style:text-blinking="false"/>
    </style:style>
    <style:style style:name="T4" style:family="text">
      <style:text-properties fo:font-variant="normal" fo:text-transform="none" fo:color="#000000" style:font-name="Microsoft YaHei" fo:font-size="9pt" fo:letter-spacing="normal" fo:font-style="normal" fo:font-weight="normal"/>
    </style:style>
    <style:style style:name="T5" style:family="text">
      <style:text-properties fo:font-variant="normal" fo:text-transform="none" fo:color="#000000" fo:letter-spacing="normal" style:font-name-asian="Microsoft YaHei" style:font-size-asian="9pt" style:font-style-asian="normal" style:font-weight-asian="normal"/>
    </style:style>
    <style:style style:name="T6" style:family="text">
      <style:text-properties fo:font-variant="normal" fo:text-transform="none" fo:color="#ff6600" style:font-name="Microsoft YaHei" fo:font-size="9pt" fo:letter-spacing="normal" fo:font-style="normal" style:text-underline-style="solid" style:text-underline-width="auto" style:text-underline-color="font-color" fo:font-weight="normal" fo:background-color="#fcfcfc"/>
    </style:style>
    <style:style style:name="T7" style:family="text">
      <style:text-properties fo:font-variant="normal" fo:text-transform="none" fo:color="#0099cc" style:font-name="Microsoft YaHei" fo:font-size="9pt" fo:letter-spacing="normal" fo:font-style="normal" style:text-underline-style="solid" style:text-underline-width="auto" style:text-underline-color="font-color" fo:font-weight="normal"/>
    </style:style>
    <style:style style:name="T8" style:family="text">
      <style:text-properties fo:font-variant="normal" fo:text-transform="none" fo:color="#333333" style:text-line-through-style="none" style:font-name="Microsoft YaHei" fo:font-size="9pt" fo:letter-spacing="normal" fo:font-style="normal" style:text-underline-style="none" fo:font-weight="normal" style:text-blinking="false" fo:background-color="#fcfcfc"/>
    </style:style>
    <style:style style:name="T9" style:family="text">
      <style:text-properties style:font-name="Bitstream Vera Serif" fo:font-size="14pt" fo:font-style="normal" fo:font-weight="normal"/>
    </style:style>
    <style:style style:name="T10" style:family="text">
      <style:text-properties style:font-name="inherit" fo:font-style="normal" fo:font-weight="bold"/>
    </style:style>
    <style:style style:name="T11" style:family="text">
      <style:text-properties style:font-name="inherit" fo:font-size="14pt" fo:font-style="normal" fo:font-weight="bold"/>
    </style:style>
    <style:style style:name="T12" style:family="text">
      <style:text-properties style:font-name="Microsoft YaHei" fo:font-size="9pt" fo:font-style="normal" fo:font-weight="normal"/>
    </style:style>
    <style:style style:name="T13" style:family="text">
      <style:text-properties style:font-name-asian="Microsoft YaHei" style:font-size-asian="9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WiFi-PRIVATE apartments - NO SHARING with STRANGERS </text:span><text:line-break/><text:line-break/><text:span text:style-name="T1">***Cable TV and High speed WiFi internet with Bell Fibe***</text:span><text:line-break/><text:line-break/><text:span text:style-name="T1">CUTE, CLASSY[ CLEAN ], COMFORTABLE and COZY APARTMENTS at an AFFORDABLE PRICE!!!</text:span><text:line-break/><text:line-break/><text:span text:style-name="T1">FULLY, FURNISHED and EQUIPPED.....all INCLUDED ! </text:span><text:line-break/><text:line-break/><text:span text:style-name="T1">EXCELLENT for BUSINESS PEOPLE, BUDGET MINDED PEOPLE, STUDENTS and VACATIONERS!!</text:span><text:line-break/><text:line-break/><text:span text:style-name="T1">EASY PUBLIC TRANSPORT - CLOSE to JEAN TALON METRO(SUBWAY), CLOSE to ALL SERVICES - BANKS, SUPERMARKETS, PHARMACIES,, ect. 5 MINUTE DRIVE to ANYWHERE DOWNTOWN, </text:span><text:line-break/><text:line-break/><text:span text:style-name="T1">FREE PARKING in THE VICINITY in ALL OUR LOCATIONS</text:span><text:line-break/><text:line-break/><text:span text:style-name="T1">all OUR APARTMENTS COME FULLY FURNISHED with KITCHENS, BEDROOMS, and BATHROOMS.</text:span><text:line-break/><text:span text:style-name="T1">----------------------------------------- </text:span><text:line-break/><text:span text:style-name="T1">DOWNTOWN - ste.catherine est</text:span><text:line-break/><text:span text:style-name="T1">Studio</text:span><text:line-break/><text:span text:style-name="T1">2 1/2 </text:span><text:line-break/><text:span text:style-name="T1">3 1/2 </text:span><text:line-break/><text:span text:style-name="T1">very-Large 3 1/2=4 1/2</text:span><text:line-break/><text:line-break/><text:span text:style-name="T1">$750-980/month [ $700-900/month 3 months ] </text:span><text:line-break/><text:span text:style-name="T1">$350-480/week</text:span><text:line-break/><text:span text:style-name="T1">-----------------</text:span><text:line-break/><text:span text:style-name="T1">JEAN - TALON</text:span><text:line-break/><text:span text:style-name="T1">2 1/2 - $750/month [ available Nov 2017 ] ]</text:span><text:line-break/><text:span text:style-name="T1">------------------</text:span><text:line-break/><text:span text:style-name="T1">Contact; 438-877-9797 do not text, or e-mail</text:span><text:line-break/><text:span text:style-name="T1">------------------</text:span><text:line-break/><text:span text:style-name="T1">all PRICES BASED on DOUBLE OCCUPANCY</text:span><text:line-break/><text:span text:style-name="T1">PRICES SUBJECT to CHANGE WITHOUT PRIOR NOTICE</text:span> </text:p>
      <text:p text:style-name="P1"/>
      <text:p text:style-name="P1"><text:span text:style-name="T1">SUBLET with the potential to RENEW LEASE on Sept 1, 2017! All furniture can be bought, internet and hydro not included in rent but very affordable. Located in the heart of downtown Montreal, near McGill University, the rue St. Laurent and 2 steps from Mont-Royal. Contemporary apartments. Materials and colors were chosen by a professional designer.</text:span><text:line-break/><text:soft-page-break/><text:line-break/><text:span text:style-name="T1">Luxurious, trendy studios</text:span><text:line-break/><text:span text:style-name="T1">24 hr security with intercom entrance and cameras</text:span><text:line-break/><text:span text:style-name="T1">Very convenient location with ample shopping and dining in just a few block radius</text:span><text:line-break/><text:span text:style-name="T1">Roof-top, terrace</text:span><text:line-break/><text:span text:style-name="T1">On-site laundry room</text:span><text:line-break/><text:span text:style-name="T1">All suites have a balcony</text:span><text:line-break/><text:span text:style-name="T1">Professional on-site management</text:span><text:line-break/><text:span text:style-name="T1">Bilingual French and English service</text:span><text:line-break/><text:span text:style-name="T1">2 steps from Mont Royal, Parc Jeanne-Mance, Rue St. Laurent, Rue Prince Arthur, Rue St. Denis, McGill University</text:span><text:line-break/><text:span text:style-name="T1">On major bus route, near Place-des-Arts metro station</text:span><text:line-break/><text:line-break/><text:span text:style-name="T1">Do not contact about other services, products or commercial interests</text:span> </text:p>
      <text:p text:style-name="P1"/>
      <text:p text:style-name="P1"><text:span text:style-name="T1">Petite-Patrie, open 3 1/2 $620 + utilities </text:span><text:line-break/><text:span text:style-name="T1">2 balconies shared with a lovely neighbour, original mouldings, large kitchen, close to much stuff, spot to park bike in the back, 4 appliances for sale </text:span><text:line-break/><text:span text:style-name="T1">Available now, pm me only</text:span><text:line-break/><text:span text:style-name="T1">merci</text:span> </text:p>
      <text:p text:style-name="P1"/>
      <text:p text:style-name="P1"/>
      <text:p text:style-name="P1"><text:span text:style-name="T1">Lease transfer from june 1st to August 31st ( and possibility to renew the contract after if desired) </text:span><text:line-break/><text:line-break/><text:span text:style-name="T1">Very conformable single room in a lovely residence. Ideally situated on Avenue du Parc/Sherbrooke. Very close to the center. 3 min walk from Place des Arts. 9 min walk from Mcgill University. </text:span><text:line-break/><text:line-break/><text:span text:style-name="T1">Many shops at proximity, right in front of a supermarket and a pharmacy ( Provigo and Jean Coutu). Plenty of restaurants and coffees ( Tim Hortons and Starbucks are in the building right next to the residence). </text:span><text:line-break/><text:line-break/><text:span text:style-name="T1">The room is on the 5th floor. It's spacious and luminous. The furniture is already there , just bring your personal belongings ! </text:span><text:line-break/><text:line-break/><text:span text:style-name="T1">There are two beds that you can join to have a King size bed. Lots of storages, two chairs, two desks, two bigs armoires, one commode. Flat screen TV with a roku ( netflix accessible if you have an account). Big Fridge and freezer. Air conditioning and heating system included in the rent. </text:span><text:line-break/><text:line-break/><text:span text:style-name="T1">Personal bathroom. Large Italian shower, sink and toilets. Plenty of storage place. </text:span><text:line-break/><text:line-break/><text:soft-page-break/><text:span text:style-name="T1">Big shared kitchen ( one on each floor) . Vey convenient and clean. </text:span><text:line-break/><text:line-break/><text:span text:style-name="T1">There's free internet. You will have access to study rooms, gym, laundry room, printers. In case you need anything, there's always someone to help at the front desk. There's also an agent taking care freely of eventual reparations in your room.</text:span> </text:p>
      <text:p text:style-name="P1"/>
      <text:p text:style-name="P1"><text:span text:style-name="T1">Best offer ever </text:span><text:line-break/><text:span text:style-name="T1">We a young couple subleting our 3 1/2 apartment from July 6th to August 31st (due to our move), a resumption of the lease is possible, however Conditions of takeover price including are to be discussed with the owner (heating not included, refrigerator and oven and room of laundry available). </text:span><text:line-break/><text:span text:style-name="T1">For 2 two months, the house is furnished, modern, spacious and completely renovated INCLUDING INTERNET, and laundry, all with an equipped kitchen, dishes included, an ideal offer to spend a great summer holiday, we offer a very good price 550 $per month (less than our rent price) because we are absent in this period. </text:span><text:line-break/><text:span text:style-name="T1">The building is located in a quiet and safe area and enjoys a good location : </text:span><text:line-break/><text:line-break/><text:span text:style-name="T2">• </text:span><text:span text:style-name="T1">For students the building is close to (HEC, Université de Montréal, Polytechnique Montréal) 25 min walk </text:span><text:line-break/><text:span text:style-name="T2">• </text:span><text:span text:style-name="T1">fruit and butcher shops and Depanneur very close 1 min walk </text:span><text:line-break/><text:span text:style-name="T2">• </text:span><text:span text:style-name="T1">Wilderton Shopping Center (including Metro Market and Pharmaprix) 5 min walk </text:span><text:line-break/><text:span text:style-name="T2">• </text:span><text:span text:style-name="T1">Maxi store and chemin cote des neiges 15 min walk or 5 min with bus 160 </text:span><text:line-break/><text:span text:style-name="T1">Access to two bus lines leading to the subway </text:span><text:line-break/><text:span text:style-name="T2">• </text:span><text:span text:style-name="T1">160 in front of the door on avenue Barclay -&gt; access to metro line blue and orange </text:span><text:line-break/><text:span text:style-name="T2">• </text:span><text:span text:style-name="T1">161 on Van Horne Avenue 5 min walk -&gt; access to blue and orange line </text:span> </text:p>
      <text:p text:style-name="P1"/>
      <text:p text:style-name="P1"><text:span text:style-name="T1">Clean, private and furnished 2 1/2 apartment available now. </text:span><text:line-break/><text:span text:style-name="T1">$ 750 / month all inclusive (unlimited high-speed internet, HD Fibe TV, electricity, etc.) nothing else to pay. </text:span><text:line-break/><text:span text:style-name="T1">1 bedroom, bathroom and equipped kitchen. </text:span><text:line-break/><text:span text:style-name="T1">5 minutes drive from downtown Montreal. </text:span><text:line-break/><text:span text:style-name="T1">Bus at the door 10 minutes to downtown </text:span><text:line-break/><text:span text:style-name="T1">10 min walk from Metro Joliette. </text:span><text:line-break/><text:span text:style-name="T1">Fibe TV HD TV, microwave, WI-FI. </text:span><text:line-break/><text:span text:style-name="T1">Ideal for a student or a couple. </text:span><text:line-break/><text:span text:style-name="T1">Michael 514-800-0254 </text:span> </text:p>
      <text:p text:style-name="P1"/>
      <text:p text:style-name="P1"><text:span text:style-name="T1">509 Ave des Pins</text:span><text:line-break/><text:span text:style-name="T1">My room is a single room which has great views by the widow and also allows for more privacy. Inside the room, there's plenty of storage space. The study desk is especially spacious. The room is covered with Wifi and you don't need to worry about utilities either. The rent is 400 per month, and starting from June or earlier to 31st of July.</text:span><text:line-break/><text:line-break/><text:soft-page-break/><text:span text:style-name="T1">The apartment on the 2nd floor and is part of the McGill residence. (cleaning staff and housing office take care of the hygiene and repairs needed.) There are 18 undergraduates students living in the house, sharing 4 washrooms and 5 bathrooms. There is also a huge kitchen in the basement with 4 stoves, 4 fridges and microwaves. Washers and driers are inside the basement as well.</text:span><text:line-break/><text:line-break/><text:span text:style-name="T1">1 min to Molson stadium, 5 mins to McGill campus, supermarkets provigo and metro, 10 mins to McGill metro station, 15 mins to Concordia University and Chinatown.</text:span><text:line-break/><text:line-break/><text:span text:style-name="T1">Feel free to contact me by messaging </text:span><text:a xlink:type="simple" xlink:href="https://montreal.craigslist.ca/fb/mon/sub/6132311526?lang=en&amp;cc=us" text:style-name="Internet_20_link" text:visited-style-name="Visited_20_Internet_20_Link"><text:span text:style-name="T3">show contact info</text:span></text:a><text:span text:style-name="T2"> </text:span><text:span text:style-name="T1">or by emails</text:span> </text:p>
      <text:p text:style-name="P1"/>
      <text:h text:style-name="P3" text:outline-level="2"> <text:span text:style-name="T10">$550 / 1br - </text:span><text:bookmark text:name="titletextonly"/><text:span text:style-name="T10">Great studio apartment near Concordia university Loyola campus </text:span><text:span text:style-name="T11">(7363 rue Sherbrooke Ouest)</text:span></text:h>
      <text:p text:style-name="P2"><text:span text:style-name="T9">A great studio Apartment which is very close to the Concordia university Loyola campus (roughly 300 metres away) is available for lease transfer. It has a small kitchen along with a refrigerator, a nice bathroom and large main room. Lease transfer starts from September 2017 until April 2018</text:span><text:span text:style-name="T11"> </text:span></text:p>
      <text:p text:style-name="P2"><text:span text:style-name="T9">Nice and charming studio with an amazing view on the 10th floor. Located in Sherbrooke West, downtown Montreal. Available for summer sublet from May to August 2017.</text:span><text:span text:style-name="T11"><text:line-break/></text:span><text:span text:style-name="T9">Totally furnished. Includes internet + utilities</text:span><text:span text:style-name="T11"><text:line-break/></text:span><text:span text:style-name="T9">Have a queen size bed and a huge closet</text:span><text:span text:style-name="T11"><text:line-break/></text:span><text:span text:style-name="T9">Located close to all amenities (transport: bus station in the corner and 2 metro stations nearby, Place des Arts metro and St Laurent) </text:span><text:span text:style-name="T11"><text:line-break/></text:span><text:span text:style-name="T9">Grocery stores open 24/24, a block to Provigo, with numerous entertainment venues (theaters, festivals up to a few minutes walk) walking distance of Chinatown, Old Montreal, many restaurants, caf�s- terraces, dance halls, bars, nightclubs</text:span><text:span text:style-name="T11"><text:line-break/></text:span><text:span text:style-name="T9">15 min walk to McGill.</text:span><text:span text:style-name="T11"><text:line-break/><text:line-break/></text:span><text:span text:style-name="T9">If you're interested message me or email to organize a meeting. </text:span><text:span text:style-name="T11"><text:line-break/></text:span><text:span text:style-name="T9">C: 514.575.5967</text:span><text:span text:style-name="T11"> </text:span></text:p>
      <text:p text:style-name="P1"/>
      <text:p text:style-name="P1"/>
      <text:p text:style-name="P5">林女士</text:p>
      <text:p text:style-name="P13"><text:a xlink:type="simple" xlink:href="mailto:3296940963@qq.com" text:style-name="Internet_20_link" text:visited-style-name="Visited_20_Internet_20_Link"><text:span text:style-name="T6">3296940963@qq.com</text:span></text:a></text:p>
      <text:p text:style-name="P11">3296940963</text:p>
      <text:p text:style-name="P1"><text:span text:style-name="T5">转租</text:span><text:span text:style-name="T4">COTE DES NEIGE</text:span><text:span text:style-name="T5">区，皇家山上的</text:span><text:span text:style-name="T4">3</text:span><text:span text:style-name="T5">个半，</text:span><text:span text:style-name="T4">2</text:span><text:span text:style-name="T5">楼，所处地点离高频公共汽车站</text:span><text:span text:style-name="T4">100</text:span><text:span text:style-name="T5">米，近地铁，近</text:span><text:span text:style-name="T4">CONCORDIA</text:span><text:span text:style-name="T5">大学和蒙大，包暖气（水暖），包水，有看门人，自付电和煤气（厨房）。性价比高，适合学生和新移民家庭。家有孩子，有意联系邮箱</text:span><text:a xlink:type="simple" xlink:href="mailto:3296940963@qq.com" office:target-frame-name="_blank" xlink:show="new" text:style-name="Internet_20_link" text:visited-style-name="Visited_20_Internet_20_Link"><text:span text:style-name="T7">3296940963@qq.com</text:span></text:a><text:span text:style-name="T5">。</text:span></text:p>
      <text:p text:style-name="P10"/>
      <text:p text:style-name="P10"><text:soft-page-break/></text:p>
      <text:p text:style-name="P8">Bright, unfurnished studio with private bathroom, private bedroom and kitchenette area. <text:line-break/>Monthly rent is $420 - includes heating and electricity. <text:line-break/>No pets allowed. <text:line-break/>To visit, please call Emmie: 514.386.5072</text:p>
      <text:p text:style-name="P10"><text:line-break/><text:span text:style-name="T5">具体位置、周边信息和社区结构请看下面的地图和人口统计数据。</text:span> </text:p>
      <text:p text:style-name="P6"><text:span text:style-name="T12">514.386.5072 </text:span><text:span text:style-name="T13">中 英 法</text:span></text:p>
      <text:p text:style-name="P12"><text:span text:style-name="T12">514.386.5072 </text:span><text:span text:style-name="T13">中 英 法</text:span></text:p>
      <text:p text:style-name="P13"><text:a xlink:type="simple" xlink:href="mailto:emmieang@videotron.ca" text:style-name="Internet_20_link" text:visited-style-name="Visited_20_Internet_20_Link"><text:span text:style-name="T8">emmieang@videotron.ca</text:span></text:a></text:p>
      <text:p text:style-name="P10"/>
      <text:p text:style-name="P10"/>
      <text:p text:style-name="P7"><text:span text:style-name="T13">本人回国，</text:span><text:span text:style-name="T12">6-7</text:span><text:span text:style-name="T13">月短租公寓</text:span><text:span text:style-name="T12">2</text:span><text:span text:style-name="T13">个半，地段安静，房间干净，明亮，邻居都很安静。 希望找个正派，个人涵养比较高的女生接管两个月。个人的部分用品会留在屋里，经允许，您可以使用。拎包即住，要求提前交租。可延期到八月初。有意者近日请与我联系。谢谢！</text:span></text:p>
      <text:p text:style-name="P9">Emily</text:p>
      <text:p text:style-name="P12"><text:span text:style-name="T12">4389921218 </text:span><text:span text:style-name="T13">中 英 法</text:span></text:p>
      <text:p text:style-name="P13"><text:a xlink:type="simple" xlink:href="mailto:ff7gg@hotmail.com" text:style-name="Internet_20_link" text:visited-style-name="Visited_20_Internet_20_Link"><text:span text:style-name="T8">ff7gg@hotmail.com</text:span></text:a></text:p>
      <text:p text:style-name="P10"><text:line-break/><text:span text:style-name="T5">具体位置、周边信息和社区结构请看下面的地图和人口统计数据。</text:span> </text:p>
      <text:p text:style-name="P10"/>
      <text:p text:style-name="P10"><text:span text:style-name="T1">Transfert de bail pour un 2 1/2 a 5min d u metro rosemont </text:span><text:line-break/><text:span text:style-name="T1">arret de bus a proximit� : 197,10, 45 </text:span><text:line-break/><text:span text:style-name="T1">Chauffage, eau chaude, �lectricit�, cuisini�re et r�frig�rateur inclus, </text:span><text:line-break/><text:span text:style-name="T1">Concierge et buanderie sur place </text:span><text:line-break/><text:span text:style-name="T1">pour plus d'info contacter le 514 449 3675 ou par courriel : </text:span><text:line-break/><text:span text:style-name="T1">aahmedayed@gmail.com</text:span> </text:p>
      <text:p text:style-name="P10"/>
      <text:p text:style-name="P10"><text:span text:style-name="T1">Dates Mid May - Mid July. Bright furnished third floor one bedroom with kitchen, bathroom, living room and and balcony in Rosemont, Petit Patrie. I am leaving town for two months. Phone and internet included. Must be a responsible cat lover and be willing to feed and change the litter for a sweet little cat. I will provide the food and litter.</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Bitstream Vera Serif" svg:font-family="'Bitstream Vera Serif', 'Times New Roman', serif"/>
    <style:font-face style:name="Microsoft YaHei" svg:font-family="'Microsoft YaHei', 'Hiragino Sans GB', simsun, sans-serif"/>
    <style:font-face style:name="inherit" svg:font-family="inheri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1"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5-27T12:10:45.83</meta:creation-date>
    <dc:date>2017-05-27T22:23:42.29</dc:date>
    <meta:editing-duration>PT3H44M18S</meta:editing-duration>
    <meta:editing-cycles>14</meta:editing-cycles>
    <meta:generator>OpenOffice/4.1.3$Win32 OpenOffice.org_project/413m1$Build-9783</meta:generator>
    <meta:document-statistic meta:table-count="0" meta:image-count="0" meta:object-count="0" meta:page-count="5" meta:paragraph-count="26" meta:word-count="1635" meta:character-count="8536"/>
  </office:meta>
</office:document-meta>
</file>